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antarell Extra Bold" officeooo:rsid="00226925" officeooo:paragraph-rsid="00226925"/>
    </style:style>
    <style:style style:name="P2" style:family="paragraph" style:parent-style-name="Standard">
      <style:text-properties fo:color="#000000" loext:opacity="100%" officeooo:rsid="002f5b80" officeooo:paragraph-rsid="001c9ab3"/>
    </style:style>
    <style:style style:name="P3" style:family="paragraph" style:parent-style-name="Standard">
      <style:text-properties fo:color="#000000" loext:opacity="100%" officeooo:rsid="0031e7e7" officeooo:paragraph-rsid="0031e7e7"/>
    </style:style>
    <style:style style:name="P4" style:family="paragraph" style:parent-style-name="Standard">
      <style:text-properties fo:color="#c9211e" loext:opacity="100%" style:font-name="Cantarell Extra Bold" officeooo:rsid="001adce6" officeooo:paragraph-rsid="001adce6"/>
    </style:style>
    <style:style style:name="P5" style:family="paragraph" style:parent-style-name="Standard">
      <style:text-properties fo:color="#000000" loext:opacity="100%" officeooo:rsid="0031e7e7" officeooo:paragraph-rsid="0031e7e7"/>
    </style:style>
    <style:style style:name="P6" style:family="paragraph" style:parent-style-name="Standard">
      <style:text-properties fo:color="#000000" loext:opacity="100%" officeooo:rsid="0034fae6" officeooo:paragraph-rsid="00378978"/>
    </style:style>
    <style:style style:name="P7" style:family="paragraph" style:parent-style-name="Standard">
      <style:text-properties fo:color="#000000" loext:opacity="100%" officeooo:rsid="0034fae6" officeooo:paragraph-rsid="0037d75f"/>
    </style:style>
    <style:style style:name="P8" style:family="paragraph" style:parent-style-name="Standard">
      <style:text-properties fo:color="#000000" loext:opacity="100%" officeooo:rsid="0034fae6" officeooo:paragraph-rsid="003e0202"/>
    </style:style>
    <style:style style:name="P9" style:family="paragraph" style:parent-style-name="Standard">
      <style:text-properties fo:color="#000000" loext:opacity="100%" officeooo:rsid="0034fae6" officeooo:paragraph-rsid="0040e06c"/>
    </style:style>
    <style:style style:name="P10" style:family="paragraph" style:parent-style-name="Standard">
      <style:text-properties fo:color="#000000" loext:opacity="100%" officeooo:rsid="003a0af5" officeooo:paragraph-rsid="003a0af5"/>
    </style:style>
    <style:style style:name="P11" style:family="paragraph" style:parent-style-name="Standard">
      <style:text-properties fo:color="#000000" loext:opacity="100%" fo:font-weight="bold" officeooo:rsid="0031e7e7" officeooo:paragraph-rsid="0031e7e7" style:font-weight-asian="bold" style:font-weight-complex="bold"/>
    </style:style>
    <style:style style:name="P12" style:family="paragraph" style:parent-style-name="Standard">
      <style:text-properties fo:color="#000000" loext:opacity="100%" officeooo:rsid="002f5b80" officeooo:paragraph-rsid="001c9ab3"/>
    </style:style>
    <style:style style:name="T1" style:family="text">
      <style:text-properties officeooo:rsid="0031e7e7"/>
    </style:style>
    <style:style style:name="T2" style:family="text">
      <style:text-properties officeooo:rsid="0033704b"/>
    </style:style>
    <style:style style:name="T3" style:family="text">
      <style:text-properties officeooo:rsid="00351209"/>
    </style:style>
    <style:style style:name="T4" style:family="text">
      <style:text-properties officeooo:rsid="00378978"/>
    </style:style>
    <style:style style:name="T5" style:family="text">
      <style:text-properties officeooo:rsid="0037d75f"/>
    </style:style>
    <style:style style:name="T6" style:family="text">
      <style:text-properties officeooo:rsid="0038d67d"/>
    </style:style>
    <style:style style:name="T7" style:family="text">
      <style:text-properties officeooo:rsid="003a0af5"/>
    </style:style>
    <style:style style:name="T8" style:family="text">
      <style:text-properties officeooo:rsid="003e0202"/>
    </style:style>
    <style:style style:name="T9" style:family="text">
      <style:text-properties officeooo:rsid="0040e06c"/>
    </style:style>
    <style:style style:name="T10" style:family="text">
      <style:text-properties officeooo:rsid="0043148d"/>
    </style:style>
    <style:style style:name="T11" style:family="text">
      <style:text-properties officeooo:rsid="0044ba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1">Tests of <text:span text:style-name="T1">for</text:span> statements</text:p>
      <text:p text:style-name="P2"/>
      <text:p text:style-name="P3">[for <text:span text:style-name="T2">$</text:span>tutu]</text:p>
      <text:p text:style-name="P11"><text:span text:style-name="T7">Associate number </text:span><text:span text:style-name="T3">[forindex]</text:span></text:p>
      <text:p text:style-name="P7"><text:span text:style-name="T7">first name : </text:span>[foritem firstName] </text:p>
      <text:p text:style-name="P7"><text:span text:style-name="T5">last </text:span><text:span text:style-name="T7">n</text:span><text:span text:style-name="T5">ame escaped </text:span><text:span text:style-name="T9">by default </text:span>[foritem <text:span text:style-name="T4">lastName</text:span>]</text:p>
      <text:p text:style-name="P9"><text:span text:style-name="T5">last </text:span><text:span text:style-name="T7">n</text:span><text:span text:style-name="T5">ame escaped </text:span><text:span text:style-name="T9">html </text:span>[foritem <text:span text:style-name="T4">lastName </text:span><text:span text:style-name="T10">escape_html</text:span>]</text:p>
      <text:p text:style-name="P7"><text:span text:style-name="T5">last </text:span><text:span text:style-name="T7">n</text:span><text:span text:style-name="T5">ame not escaped </text:span>[foritem <text:span text:style-name="T4">lastName </text:span><text:span text:style-name="T5">raw</text:span>]</text:p>
      <text:p text:style-name="P10">Address : </text:p>
      <text:p text:style-name="P6">[foritem <text:span text:style-name="T4">address.street1</text:span>]</text:p>
      <text:p text:style-name="P8">[foritem <text:span text:style-name="T4">address.</text:span><text:span text:style-name="T8">zip</text:span>] [foritem <text:span text:style-name="T4">address.</text:span><text:span text:style-name="T6">city</text:span>]</text:p>
      <text:p text:style-name="P3">[endfor]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25:12.380944799</meta:creation-date>
    <dc:date>2023-04-20T16:34:11.018384993</dc:date>
    <meta:editing-duration>PT8H45M19S</meta:editing-duration>
    <meta:editing-cycles>42</meta:editing-cycles>
    <meta:generator>LibreOffice/7.4.6.2$Linux_X86_64 LibreOffice_project/40$Build-2</meta:generator>
    <meta:document-statistic meta:table-count="0" meta:image-count="0" meta:object-count="0" meta:page-count="1" meta:paragraph-count="11" meta:word-count="44" meta:character-count="325" meta:non-whitespace-character-count="290"/>
  </office:meta>
</office:document-meta>
</file>